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081975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7.25pt" fo:font-weight="bold" style:font-weight-asian="bold" style:font-weight-complex="bold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fo:font-weight="bold" style:font-weight-asian="bold" style:font-weight-complex="bold"/>
    </style:style>
    <style:style style:name="T5" style:family="text">
      <style:text-properties style:font-name="sans-serif" fo:font-size="15pt" officeooo:rsid="00081975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 Cahier des charges</text:span><text:span text:style-name="T6"> </text:span></text:p>
      <text:p text:style-name="P2"><text:line-break/><text:span text:style-name="T3">Décrivons ici l'ensemble des besoins que nous avons identifiés pour notre application. Nous devons séparer nos différents besoins : besoins fonctionnels et besoins non fonctionnels.</text:span><text:line-break/><text:span text:style-name="T2">1.1 Besoins fonctionnels</text:span><text:span text:style-name="T6"> </text:span><text:line-break/><text:span text:style-name="T2">1.1.1 Ensemble de besoins fonctionnels</text:span><text:span text:style-name="T6"> </text:span><text:line-break/><text:span text:style-name="T3">Nous retrouvons l'ensemble l'ensemble des besoins suivent :</text:span><text:line-break/><text:span text:style-name="T3">Chercher un circuit. Un client pourra chercher un circuit selon les critères suivants:</text:span> <text:line-break/><text:span text:style-name="T3">le nom, la destination, une fourchette de prix et/ou une durée.</text:span><text:line-break/><text:span text:style-name="T3">Chercher un hôtel. Un client pourra chercher un hôtel selon les critères suivants: la</text:span> <text:span text:style-name="T3">ville où se situe l'hôtel, la catégorie, une fourchette de prix et/ou le type de chambre.</text:span> <text:line-break/> <text:s text:c="2"/><text:span text:style-name="T3">La ville où se situe l'hôtel est un critère obligatoire pour la recherche.</text:span><text:line-break/><text:span text:style-name="T4">Chercher un vol,</text:span><text:span text:style-name="T3">Un client pourra chercher un vol selon les critères suivants: la ville</text:span> <text:span text:style-name="T3">de départ et la ville d'arrivée, la date et/ou une fourchette de prix.</text:span><text:line-break/><text:span text:style-name="T3">Afficher un circuit. Pour chaque circuit, on affiche le nom, le pays, le prix de base,</text:span> <text:span text:style-name="T3">l'itinéraire, la description.</text:span><text:line-break/> <text:s/><text:span text:style-name="T4">Afficher un hôtel,</text:span><text:span text:style-name="T3"> Pour chaque hôtel, on affiche une image de cet hôtel, le nom,</text:span> <text:line-break/><text:span text:style-name="T3">l'adresse, la description, les types de chambre proposés, le prix par type de chambre.</text:span><text:line-break/><text:span text:style-name="T4">Créer un compte client,</text:span><text:span text:style-name="T3">Un client doit s'inscrire afin de réserver un produit (vol,</text:span> <text:span text:style-name="T3">hôtel, circuit). Pour l'inscription, on saisit le nom, prénom, l'adresse, le code postal,</text:span> <text:span text:style-name="T3">la ville, la date de naissance, le titre.</text:span><text:line-break/><text:span text:style-name="T4">Ajouter un produit,</text:span><text:span text:style-name="T3">Un client peut ajouter un produit (vol, hôtel, circuit) dans son</text:span> <text:span text:style-name="T3">panier. Il ne lui est pas obligé de le réserver.</text:span><text:line-break/><text:span text:style-name="T4">Réserver un produit,</text:span> <text:span text:style-name="T3">Un client peut réserver un produit (vol, hôtel, circuit) qui est</text:span> <text:span text:style-name="T3">dans son panier. </text:span><text:line-break/><text:span text:style-name="T4">Édition de la facture,</text:span><text:span text:style-name="T3"> L'employé de l'agence peut éditer les factures des clients. Une </text:span><text:span text:style-name="T5">l</text:span><text:span text:style-name="T3">igne de facturation est liée à un client avec une adresse et un montant par prestation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2">1.1.2 Ensemble de besoins particuliers</text:span></text:p>
      <text:p text:style-name="P2"><text:soft-page-break/><text:span text:style-name="T3"><text:line-break/>Nous avons également des besoins particuliers. Voyons ensemble quels sont ces besoins :<text:line-break/></text:span><text:span text:style-name="T4">Automatisation :</text:span><text:span text:style-name="T3"><text:line-break/>●Des effacements des données vieilles de plus de 10ans.<text:line-break/>●De la génération de facture après paiement d'une réservation.<text:line-break/></text:span></text:p>
      <text:p text:style-name="P1"><text:span text:style-name="T2">1.2 Besoins non fonctionnels</text:span><text:span text:style-name="T6"> </text:span><text:line-break/><text:span text:style-name="T3">Voyons maintenant l'ensemble de nos besoins non fonctionnels :</text:span><text:line-break/><text:span text:style-name="T4">Interface:</text:span> <text:span text:style-name="T3">L'interface doit être ergonomique et simple à utiliser.</text:span><text:line-break/><text:span text:style-name="T3">Pré-requis: Le site web est basé sur une base de données Oracle 10g.</text:span><text:line-break/><text:span text:style-name="T3">Facturation: La facturation est un modèle à par entiè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23:22:36.458268648</meta:creation-date>
    <dc:date>2021-11-03T23:29:33.156663391</dc:date>
    <meta:editing-duration>PT6M57S</meta:editing-duration>
    <meta:editing-cycles>1</meta:editing-cycles>
    <meta:document-statistic meta:table-count="0" meta:image-count="0" meta:object-count="0" meta:page-count="2" meta:paragraph-count="5" meta:word-count="373" meta:character-count="2358" meta:non-whitespace-character-count="1974"/>
    <meta:generator>LibreOffice/6.4.7.2$Linux_X86_64 LibreOffice_project/40$Build-2</meta:generator>
  </office:meta>
</office:document-meta>
</file>